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aaa" officeooo:paragraph-rsid="0005ba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22:27:34.206480768</meta:creation-date>
    <dc:date>2023-05-18T22:29:01.061148275</dc:date>
    <meta:editing-duration>PT1M2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